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-Bold" svg:font-family="Times-Bold" style:font-family-generic="swiss"/>
    <style:font-face style:name="Times-Roman" svg:font-family="Times-Roman" style:font-family-generic="swiss"/>
  </office:font-face-decls>
  <office:automatic-styles>
    <style:style style:name="co1" style:family="table-column">
      <style:table-column-properties fo:break-before="auto" style:column-width="1.048cm"/>
    </style:style>
    <style:style style:name="co2" style:family="table-column">
      <style:table-column-properties fo:break-before="auto" style:column-width="0.942cm"/>
    </style:style>
    <style:style style:name="co3" style:family="table-column">
      <style:table-column-properties fo:break-before="auto" style:column-width="1.166cm"/>
    </style:style>
    <style:style style:name="co4" style:family="table-column">
      <style:table-column-properties fo:break-before="auto" style:column-width="0.912cm"/>
    </style:style>
    <style:style style:name="co5" style:family="table-column">
      <style:table-column-properties fo:break-before="auto" style:column-width="2.61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099cm"/>
    </style:style>
    <style:style style:name="co8" style:family="table-column">
      <style:table-column-properties fo:break-before="auto" style:column-width="10.178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3.468cm"/>
    </style:style>
    <style:style style:name="co11" style:family="table-column">
      <style:table-column-properties fo:break-before="auto" style:column-width="10.41cm"/>
    </style:style>
    <style:style style:name="co12" style:family="table-column">
      <style:table-column-properties fo:break-before="auto" style:column-width="7.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  <style:style style:name="ce8" style:family="table-cell" style:parent-style-name="Default">
      <style:table-cell-properties fo:padding="0.071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"/>
        <table:table-column table:style-name="co11" table:default-cell-style-name="Default"/>
        <table:table-column table:style-name="co6" table:number-columns-repeated="11" table:default-cell-style-name="Default"/>
        <table:table-row table:style-name="ro1">
          <table:table-cell table:style-name="ce1" office:value-type="string" calcext:value-type="string">
            <text:p>Year </text:p>
          </table:table-cell>
          <table:table-cell table:style-name="ce1" office:value-type="string" calcext:value-type="string">
            <text:p>Term </text:p>
          </table:table-cell>
          <table:table-cell table:style-name="ce1" office:value-type="string" calcext:value-type="string">
            <text:p>Branch </text:p>
          </table:table-cell>
          <table:table-cell table:style-name="ce1" office:value-type="string" calcext:value-type="string">
            <text:p>Sem </text:p>
          </table:table-cell>
          <table:table-cell table:style-name="ce1" office:value-type="string" calcext:value-type="string">
            <text:p>Responce_Count </text:p>
          </table:table-cell>
          <table:table-cell table:style-name="ce1" office:value-type="string" calcext:value-type="string">
            <text:p>Term_Start </text:p>
          </table:table-cell>
          <table:table-cell table:style-name="ce1" office:value-type="string" calcext:value-type="string">
            <text:p>Term_End </text:p>
          </table:table-cell>
          <table:table-cell table:style-name="ce1" office:value-type="string" calcext:value-type="string">
            <text:p>Subject_Code </text:p>
          </table:table-cell>
          <table:table-cell table:style-name="ce1" office:value-type="string" calcext:value-type="string">
            <text:p>Subject_ShortForm </text:p>
          </table:table-cell>
          <table:table-cell office:value-type="string" calcext:value-type="string">
            <text:p>Subject_FullName </text:p>
          </table:table-cell>
          <table:table-cell office:value-type="string" calcext:value-type="string">
            <text:p>Faculty_Initial </text:p>
          </table:table-cell>
          <table:table-cell table:style-name="Default" office:value-type="string" calcext:value-type="string">
            <text:p>Faculty_Name </text:p>
          </table:table-cell>
          <table:table-cell table:number-columns-repeated="12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21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 Mathematics-I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Mr. C P Gehlot</text:p>
          </table:table-cell>
          <table:table-cell table:formula="of:=COM.MICROSOFT.CONCAT([.H2];&quot;: &quot;; [.J2]; &quot; By &quot;; [.L2])" office:value-type="string" office:string-value="DI01000021:  Mathematics-I By Mr. C P Gehlot" calcext:value-type="string">
            <text:p>DI01000021:  Mathematics-I By Mr. C P Gehlot</text:p>
          </table:table-cell>
          <table:table-cell table:number-columns-repeated="11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21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 Mathematics-I</text:p>
          </table:table-cell>
          <table:table-cell office:value-type="string" calcext:value-type="string">
            <text:p>DSG</text:p>
          </table:table-cell>
          <table:table-cell table:style-name="Default" office:value-type="string" calcext:value-type="string">
            <text:p>Ms. D S Gami</text:p>
          </table:table-cell>
          <table:table-cell table:formula="of:=COM.MICROSOFT.CONCAT([.H3];&quot;: &quot;; [.J3]; &quot; By &quot;; [.L3])" office:value-type="string" office:string-value="DI01000021:  Mathematics-I By Ms. D S Gami" calcext:value-type="string">
            <text:p>DI01000021:  Mathematics-I By Ms. D S Gami</text:p>
          </table:table-cell>
          <table:table-cell table:number-columns-repeated="11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3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 Communication Skills in English</text:p>
          </table:table-cell>
          <table:table-cell office:value-type="string" calcext:value-type="string">
            <text:p>CSP</text:p>
          </table:table-cell>
          <table:table-cell office:value-type="string" calcext:value-type="string">
            <text:p>Mr. C S Pandya</text:p>
          </table:table-cell>
          <table:table-cell table:formula="of:=COM.MICROSOFT.CONCAT([.H4];&quot;: &quot;; [.J4]; &quot; By &quot;; [.L4])" office:value-type="string" office:string-value="DI01000031:  Communication Skills in English By Mr. C S Pandya" calcext:value-type="string">
            <text:p>DI01000031:  Communication Skills in English By Mr. C S Pandya</text:p>
          </table:table-cell>
          <table:table-cell table:number-columns-repeated="11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3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 Communication Skills in English</text:p>
          </table:table-cell>
          <table:table-cell office:value-type="string" calcext:value-type="string">
            <text:p>CMA</text:p>
          </table:table-cell>
          <table:table-cell table:style-name="Default" office:value-type="string" calcext:value-type="string">
            <text:p>Mr. C M Amin</text:p>
          </table:table-cell>
          <table:table-cell table:formula="of:=COM.MICROSOFT.CONCAT([.H5];&quot;: &quot;; [.J5]; &quot; By &quot;; [.L5])" office:value-type="string" office:string-value="DI01000031:  Communication Skills in English By Mr. C M Amin" calcext:value-type="string">
            <text:p>DI01000031:  Communication Skills in English By Mr. C M Amin</text:p>
          </table:table-cell>
          <table:table-cell table:number-columns-repeated="11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41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 Sports and Yoga</text:p>
          </table:table-cell>
          <table:table-cell office:value-type="string" calcext:value-type="string">
            <text:p>SPM</text:p>
          </table:table-cell>
          <table:table-cell table:style-name="Default" office:value-type="string" calcext:value-type="string">
            <text:p>Mr. S P Mahant</text:p>
          </table:table-cell>
          <table:table-cell table:formula="of:=COM.MICROSOFT.CONCAT([.H6];&quot;: &quot;; [.J6]; &quot; By &quot;; [.L6])" office:value-type="string" office:string-value="DI01000041:  Sports and Yoga By Mr. S P Mahant" calcext:value-type="string">
            <text:p>DI01000041:  Sports and Yoga By Mr. S P Mahant</text:p>
          </table:table-cell>
          <table:table-cell table:number-columns-repeated="11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 Fundamentals of Electronics</text:p>
          </table:table-cell>
          <table:table-cell office:value-type="string" calcext:value-type="string">
            <text:p>LKP</text:p>
          </table:table-cell>
          <table:table-cell table:style-name="Default" office:value-type="string" calcext:value-type="string">
            <text:p>Mr. L K Patel</text:p>
          </table:table-cell>
          <table:table-cell table:formula="of:=COM.MICROSOFT.CONCAT([.H7];&quot;: &quot;; [.J7]; &quot; By &quot;; [.L7])" office:value-type="string" office:string-value="DI01000051:  Fundamentals of Electronics By Mr. L K Patel" calcext:value-type="string">
            <text:p>DI01000051:  Fundamentals of Electronics By Mr. L K Patel</text:p>
          </table:table-cell>
          <table:table-cell table:number-columns-repeated="11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61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 Modern Physics</text:p>
          </table:table-cell>
          <table:table-cell office:value-type="string" calcext:value-type="string">
            <text:p>BBM</text:p>
          </table:table-cell>
          <table:table-cell office:value-type="string" calcext:value-type="string">
            <text:p>Mr. B B Mor</text:p>
          </table:table-cell>
          <table:table-cell table:formula="of:=COM.MICROSOFT.CONCAT([.H8];&quot;: &quot;; [.J8]; &quot; By &quot;; [.L8])" office:value-type="string" office:string-value="DI01000061:  Modern Physics By Mr. B B Mor" calcext:value-type="string">
            <text:p>DI01000061:  Modern Physics By Mr. B B Mor</text:p>
          </table:table-cell>
          <table:table-cell table:number-columns-repeated="11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 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formula="of:=COM.MICROSOFT.CONCAT([.H9];&quot;: &quot;; [.J9]; &quot; By &quot;; [.L9])" office:value-type="string" office:string-value="DI01000091:  Fundamentals of Information and Communication Technology By Mr. S P Joshiara" calcext:value-type="string">
            <text:p>DI01000091:  Fundamentals of Information and Communication Technology By Mr. S P Joshiara</text:p>
          </table:table-cell>
          <table:table-cell table:number-columns-repeated="11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 Fundamentals of Information and Communication Technology</text:p>
          </table:table-cell>
          <table:table-cell office:value-type="string" calcext:value-type="string">
            <text:p>RNP</text:p>
          </table:table-cell>
          <table:table-cell table:style-name="Default" office:value-type="string" calcext:value-type="string">
            <text:p>Mr. R N Patel</text:p>
          </table:table-cell>
          <table:table-cell table:formula="of:=COM.MICROSOFT.CONCAT([.H10];&quot;: &quot;; [.J10]; &quot; By &quot;; [.L10])" office:value-type="string" office:string-value="DI01000091:  Fundamentals of Information and Communication Technology By Mr. R N Patel" calcext:value-type="string">
            <text:p>DI01000091:  Fundamentals of Information and Communication Technology By Mr. R N Patel</text:p>
          </table:table-cell>
          <table:table-cell table:number-columns-repeated="11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 Fundamentals of Electrical Engineering</text:p>
          </table:table-cell>
          <table:table-cell office:value-type="string" calcext:value-type="string">
            <text:p>AMQ</text:p>
          </table:table-cell>
          <table:table-cell table:style-name="Default" office:value-type="string" calcext:value-type="string">
            <text:p>Mr. A M Quershi</text:p>
          </table:table-cell>
          <table:table-cell table:formula="of:=COM.MICROSOFT.CONCAT([.H11];&quot;: &quot;; [.J11]; &quot; By &quot;; [.L11])" office:value-type="string" office:string-value="DI01000101:  Fundamentals of Electrical Engineering By Mr. A M Quershi" calcext:value-type="string">
            <text:p>DI01000101:  Fundamentals of Electrical Engineering By Mr. A M Quershi</text:p>
          </table:table-cell>
          <table:table-cell table:number-columns-repeated="11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 Fundamentals of Electrical Engineering</text:p>
          </table:table-cell>
          <table:table-cell office:value-type="string" calcext:value-type="string">
            <text:p>RMP</text:p>
          </table:table-cell>
          <table:table-cell table:style-name="Default" office:value-type="string" calcext:value-type="string">
            <text:p>Mr. R M Prajapati</text:p>
          </table:table-cell>
          <table:table-cell table:formula="of:=COM.MICROSOFT.CONCAT([.H12];&quot;: &quot;; [.J12]; &quot; By &quot;; [.L12])" office:value-type="string" office:string-value="DI01000101:  Fundamentals of Electrical Engineering By Mr. R M Prajapati" calcext:value-type="string">
            <text:p>DI01000101:  Fundamentals of Electrical Engineering By Mr. R M Prajapati</text:p>
          </table:table-cell>
          <table:table-cell table:number-columns-repeated="11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31101</text:p>
          </table:table-cell>
          <table:table-cell office:value-type="string" calcext:value-type="string">
            <text:p>ECN</text:p>
          </table:table-cell>
          <table:table-cell office:value-type="string" calcext:value-type="string">
            <text:p> Electronic Circuits &amp; Network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formula="of:=COM.MICROSOFT.CONCAT([.H13];&quot;: &quot;; [.J13]; &quot; By &quot;; [.L13])" office:value-type="string" office:string-value="4331101:  Electronic Circuits &amp; Networks By Mr. R N Patel" calcext:value-type="string">
            <text:p>4331101:  Electronic Circuits &amp; Networks By Mr. R N Patel</text:p>
          </table:table-cell>
          <table:table-cell table:number-columns-repeated="11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31102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 Electronic Measurements &amp; Instruments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formula="of:=COM.MICROSOFT.CONCAT([.H14];&quot;: &quot;; [.J14]; &quot; By &quot;; [.L14])" office:value-type="string" office:string-value="4331102:  Electronic Measurements &amp; Instruments By Mr. S P Joshiara" calcext:value-type="string">
            <text:p>4331102:  Electronic Measurements &amp; Instruments By Mr. S P Joshiara</text:p>
          </table:table-cell>
          <table:table-cell table:number-columns-repeated="11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31103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 Industrial Electronic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formula="of:=COM.MICROSOFT.CONCAT([.H15];&quot;: &quot;; [.J15]; &quot; By &quot;; [.L15])" office:value-type="string" office:string-value="4331103:  Industrial Electronics By Mr. R C Parmar" calcext:value-type="string">
            <text:p>4331103:  Industrial Electronics By Mr. R C Parmar</text:p>
          </table:table-cell>
          <table:table-cell table:number-columns-repeated="11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31104</text:p>
          </table:table-cell>
          <table:table-cell office:value-type="string" calcext:value-type="string">
            <text:p>PEC</text:p>
          </table:table-cell>
          <table:table-cell office:value-type="string" calcext:value-type="string">
            <text:p> Principle of Electronic Communication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formula="of:=COM.MICROSOFT.CONCAT([.H16];&quot;: &quot;; [.J16]; &quot; By &quot;; [.L16])" office:value-type="string" office:string-value="4331104:  Principle of Electronic Communication By Mr. S J Chauhan" calcext:value-type="string">
            <text:p>4331104:  Principle of Electronic Communication By Mr. S J Chauhan</text:p>
          </table:table-cell>
          <table:table-cell table:number-columns-repeated="11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31105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 Programming In C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formula="of:=COM.MICROSOFT.CONCAT([.H17];&quot;: &quot;; [.J17]; &quot; By &quot;; [.L17])" office:value-type="string" office:string-value="4331105:  Programming In C By Mr. R N Patel" calcext:value-type="string">
            <text:p>4331105:  Programming In C By Mr. R N Patel</text:p>
          </table:table-cell>
          <table:table-cell table:number-columns-repeated="11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 Entrepreneurship and Start-ups</text:p>
          </table:table-cell>
          <table:table-cell office:value-type="string" calcext:value-type="string">
            <text:p>NVO</text:p>
          </table:table-cell>
          <table:table-cell table:style-name="Default" office:value-type="string" calcext:value-type="string">
            <text:p>Mr. N V Oza</text:p>
          </table:table-cell>
          <table:table-cell table:formula="of:=COM.MICROSOFT.CONCAT([.H18];&quot;: &quot;; [.J18]; &quot; By &quot;; [.L18])" office:value-type="string" office:string-value="4300021:  Entrepreneurship and Start-ups By Mr. N V Oza" calcext:value-type="string">
            <text:p>4300021:  Entrepreneurship and Start-ups By Mr. N V Oza</text:p>
          </table:table-cell>
          <table:table-cell table:number-columns-repeated="11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 Entrepreneurship and Start-ups</text:p>
          </table:table-cell>
          <table:table-cell office:value-type="string" calcext:value-type="string">
            <text:p>DHD</text:p>
          </table:table-cell>
          <table:table-cell table:style-name="Default" office:value-type="string" calcext:value-type="string">
            <text:p>Mr. D H Desai</text:p>
          </table:table-cell>
          <table:table-cell table:formula="of:=COM.MICROSOFT.CONCAT([.H19];&quot;: &quot;; [.J19]; &quot; By &quot;; [.L19])" office:value-type="string" office:string-value="4300021:  Entrepreneurship and Start-ups By Mr. D H Desai" calcext:value-type="string">
            <text:p>4300021:  Entrepreneurship and Start-ups By Mr. D H Desai</text:p>
          </table:table-cell>
          <table:table-cell table:number-columns-repeated="11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 Entrepreneurship and Start-ups</text:p>
          </table:table-cell>
          <table:table-cell office:value-type="string" calcext:value-type="string">
            <text:p>TDM</text:p>
          </table:table-cell>
          <table:table-cell table:style-name="Default" office:value-type="string" calcext:value-type="string">
            <text:p>Mr. T D Modi</text:p>
          </table:table-cell>
          <table:table-cell table:formula="of:=COM.MICROSOFT.CONCAT([.H20];&quot;: &quot;; [.J20]; &quot; By &quot;; [.L20])" office:value-type="string" office:string-value="4300021:  Entrepreneurship and Start-ups By Mr. T D Modi" calcext:value-type="string">
            <text:p>4300021:  Entrepreneurship and Start-ups By Mr. T D Modi</text:p>
          </table:table-cell>
          <table:table-cell table:number-columns-repeated="11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51101</text:p>
          </table:table-cell>
          <table:table-cell office:value-type="string" calcext:value-type="string">
            <text:p>IOT</text:p>
          </table:table-cell>
          <table:table-cell office:value-type="string" calcext:value-type="string">
            <text:p> Internet of Thing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formula="of:=COM.MICROSOFT.CONCAT([.H21];&quot;: &quot;; [.J21]; &quot; By &quot;; [.L21])" office:value-type="string" office:string-value="4351101:  Internet of Things By Mr. N J Chauhan" calcext:value-type="string">
            <text:p>4351101:  Internet of Things By Mr. N J Chauhan</text:p>
          </table:table-cell>
          <table:table-cell table:number-columns-repeated="11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5110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 Embedded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formula="of:=COM.MICROSOFT.CONCAT([.H22];&quot;: &quot;; [.J22]; &quot; By &quot;; [.L22])" office:value-type="string" office:string-value="4351102:  Embedded System By Ms. M K Pedhadiya" calcext:value-type="string">
            <text:p>4351102:  Embedded System By Ms. M K Pedhadiya</text:p>
          </table:table-cell>
          <table:table-cell table:number-columns-repeated="11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51103</text:p>
          </table:table-cell>
          <table:table-cell office:value-type="string" calcext:value-type="string">
            <text:p>MWR</text:p>
          </table:table-cell>
          <table:table-cell office:value-type="string" calcext:value-type="string">
            <text:p> Microwave and Radar Communication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formula="of:=COM.MICROSOFT.CONCAT([.H23];&quot;: &quot;; [.J23]; &quot; By &quot;; [.L23])" office:value-type="string" office:string-value="4351103:  Microwave and Radar Communication By Mr. R C Parmar" calcext:value-type="string">
            <text:p>4351103:  Microwave and Radar Communication By Mr. R C Parmar</text:p>
          </table:table-cell>
          <table:table-cell table:number-columns-repeated="11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51104</text:p>
          </table:table-cell>
          <table:table-cell office:value-type="string" calcext:value-type="string">
            <text:p>MWC</text:p>
          </table:table-cell>
          <table:table-cell office:value-type="string" calcext:value-type="string">
            <text:p> Mobile &amp; Wireless Communication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formula="of:=COM.MICROSOFT.CONCAT([.H24];&quot;: &quot;; [.J24]; &quot; By &quot;; [.L24])" office:value-type="string" office:string-value="4351104:  Mobile &amp; Wireless Communication By Mr. S P Joshiara" calcext:value-type="string">
            <text:p>4351104:  Mobile &amp; Wireless Communication By Mr. S P Joshiara</text:p>
          </table:table-cell>
          <table:table-cell table:number-columns-repeated="11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51105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 Software Practice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formula="of:=COM.MICROSOFT.CONCAT([.H25];&quot;: &quot;; [.J25]; &quot; By &quot;; [.L25])" office:value-type="string" office:string-value="4351105:  Software Practices By Mr. N J Chauhan" calcext:value-type="string">
            <text:p>4351105:  Software Practices By Mr. N J Chauhan</text:p>
          </table:table-cell>
          <table:table-cell table:number-columns-repeated="11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51107</text:p>
          </table:table-cell>
          <table:table-cell office:value-type="string" calcext:value-type="string">
            <text:p>Project1</text:p>
          </table:table-cell>
          <table:table-cell office:value-type="string" calcext:value-type="string">
            <text:p> Electronics and Communication Engineering Project-I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formula="of:=COM.MICROSOFT.CONCAT([.H26];&quot;: &quot;; [.J26]; &quot; By &quot;; [.L26])" office:value-type="string" office:string-value="4351107:  Electronics and Communication Engineering Project-I By Mr. N J Chauhan" calcext:value-type="string">
            <text:p>4351107:  Electronics and Communication Engineering Project-I By Mr. N J Chauhan</text:p>
          </table:table-cell>
          <table:table-cell table:number-columns-repeated="11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51108</text:p>
          </table:table-cell>
          <table:table-cell office:value-type="string" calcext:value-type="string">
            <text:p>OOPS</text:p>
          </table:table-cell>
          <table:table-cell office:value-type="string" calcext:value-type="string">
            <text:p> OOPS &amp; 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formula="of:=COM.MICROSOFT.CONCAT([.H27];&quot;: &quot;; [.J27]; &quot; By &quot;; [.L27])" office:value-type="string" office:string-value="4351108:  OOPS &amp; Python Programming By Mr. L K Patel" calcext:value-type="string">
            <text:p>4351108:  OOPS &amp; Python Programming By Mr. L K Patel</text:p>
          </table:table-cell>
          <table:table-cell table:number-columns-repeated="11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21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 Mathematics-I</text:p>
          </table:table-cell>
          <table:table-cell office:value-type="string" calcext:value-type="string">
            <text:p>CPG</text:p>
          </table:table-cell>
          <table:table-cell table:style-name="Default" office:value-type="string" calcext:value-type="string">
            <text:p>Mr. C P Gehlot</text:p>
          </table:table-cell>
          <table:table-cell table:formula="of:=COM.MICROSOFT.CONCAT([.H28];&quot;: &quot;; [.J28]; &quot; By &quot;; [.L28])" office:value-type="string" office:string-value="DI01000021:  Mathematics-I By Mr. C P Gehlot" calcext:value-type="string">
            <text:p>DI01000021:  Mathematics-I By Mr. C P Gehlot</text:p>
          </table:table-cell>
          <table:table-cell table:number-columns-repeated="11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21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 Mathematics-I</text:p>
          </table:table-cell>
          <table:table-cell office:value-type="string" calcext:value-type="string">
            <text:p>DSG</text:p>
          </table:table-cell>
          <table:table-cell table:style-name="Default" office:value-type="string" calcext:value-type="string">
            <text:p>Ms. D S Gami</text:p>
          </table:table-cell>
          <table:table-cell table:formula="of:=COM.MICROSOFT.CONCAT([.H29];&quot;: &quot;; [.J29]; &quot; By &quot;; [.L29])" office:value-type="string" office:string-value="DI01000021:  Mathematics-I By Ms. D S Gami" calcext:value-type="string">
            <text:p>DI01000021:  Mathematics-I By Ms. D S Gami</text:p>
          </table:table-cell>
          <table:table-cell table:style-name="ce5" table:number-columns-repeated="10"/>
          <table:table-cell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3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 Communication Skills in English</text:p>
          </table:table-cell>
          <table:table-cell office:value-type="string" calcext:value-type="string">
            <text:p>CSP</text:p>
          </table:table-cell>
          <table:table-cell table:style-name="Default" office:value-type="string" calcext:value-type="string">
            <text:p>Mr. C S Pandya</text:p>
          </table:table-cell>
          <table:table-cell table:formula="of:=COM.MICROSOFT.CONCAT([.H30];&quot;: &quot;; [.J30]; &quot; By &quot;; [.L30])" office:value-type="string" office:string-value="DI01000031:  Communication Skills in English By Mr. C S Pandya" calcext:value-type="string">
            <text:p>DI01000031:  Communication Skills in English By Mr. C S Pandya</text:p>
          </table:table-cell>
          <table:table-cell table:style-name="ce5" table:number-columns-repeated="10"/>
          <table:table-cell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3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 Communication Skills in English</text:p>
          </table:table-cell>
          <table:table-cell office:value-type="string" calcext:value-type="string">
            <text:p>NNC</text:p>
          </table:table-cell>
          <table:table-cell table:style-name="Default" office:value-type="string" calcext:value-type="string">
            <text:p>Mr. N N Chaudhary</text:p>
          </table:table-cell>
          <table:table-cell table:formula="of:=COM.MICROSOFT.CONCAT([.H31];&quot;: &quot;; [.J31]; &quot; By &quot;; [.L31])" office:value-type="string" office:string-value="DI01000031:  Communication Skills in English By Mr. N N Chaudhary" calcext:value-type="string">
            <text:p>DI01000031:  Communication Skills in English By Mr. N N Chaudhary</text:p>
          </table:table-cell>
          <table:table-cell table:style-name="ce5" table:number-columns-repeated="10"/>
          <table:table-cell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41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 Sports and Yoga</text:p>
          </table:table-cell>
          <table:table-cell office:value-type="string" calcext:value-type="string">
            <text:p>NHO</text:p>
          </table:table-cell>
          <table:table-cell table:style-name="Default" office:value-type="string" calcext:value-type="string">
            <text:p>Mr. N V Oza</text:p>
          </table:table-cell>
          <table:table-cell table:formula="of:=COM.MICROSOFT.CONCAT([.H32];&quot;: &quot;; [.J32]; &quot; By &quot;; [.L32])" office:value-type="string" office:string-value="DI01000041:  Sports and Yoga By Mr. N V Oza" calcext:value-type="string">
            <text:p>DI01000041:  Sports and Yoga By Mr. N V Oza</text:p>
          </table:table-cell>
          <table:table-cell table:style-name="ce5" table:number-columns-repeated="10"/>
          <table:table-cell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41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 Sports and Yoga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Mr. R L Chaudhary</text:p>
          </table:table-cell>
          <table:table-cell table:formula="of:=COM.MICROSOFT.CONCAT([.H33];&quot;: &quot;; [.J33]; &quot; By &quot;; [.L33])" office:value-type="string" office:string-value="DI01000041:  Sports and Yoga By Mr. R L Chaudhary" calcext:value-type="string">
            <text:p>DI01000041:  Sports and Yoga By Mr. R L Chaudhary</text:p>
          </table:table-cell>
          <table:table-cell table:style-name="ce5" table:number-columns-repeated="10"/>
          <table:table-cell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 Fundamentals of Electronic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formula="of:=COM.MICROSOFT.CONCAT([.H34];&quot;: &quot;; [.J34]; &quot; By &quot;; [.L34])" office:value-type="string" office:string-value="DI01000051:  Fundamentals of Electronics By Mr. R N Patel" calcext:value-type="string">
            <text:p>DI01000051:  Fundamentals of Electronics By Mr. R N Patel</text:p>
          </table:table-cell>
          <table:table-cell table:style-name="ce5" table:number-columns-repeated="10"/>
          <table:table-cell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61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 Modern Physics</text:p>
          </table:table-cell>
          <table:table-cell office:value-type="string" calcext:value-type="string">
            <text:p>BBM</text:p>
          </table:table-cell>
          <table:table-cell office:value-type="string" calcext:value-type="string">
            <text:p>Mr. B B Mor</text:p>
          </table:table-cell>
          <table:table-cell table:formula="of:=COM.MICROSOFT.CONCAT([.H35];&quot;: &quot;; [.J35]; &quot; By &quot;; [.L35])" office:value-type="string" office:string-value="DI01000061:  Modern Physics By Mr. B B Mor" calcext:value-type="string">
            <text:p>DI01000061:  Modern Physics By Mr. B B Mor</text:p>
          </table:table-cell>
          <table:table-cell table:style-name="ce5" table:number-columns-repeated="10"/>
          <table:table-cell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 Fundamentals of Information and Communication Technology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formula="of:=COM.MICROSOFT.CONCAT([.H36];&quot;: &quot;; [.J36]; &quot; By &quot;; [.L36])" office:value-type="string" office:string-value="DI01000091:  Fundamentals of Information and Communication Technology By Mr. S J Chauhan" calcext:value-type="string">
            <text:p>DI01000091:  Fundamentals of Information and Communication Technology By Mr. S J Chauhan</text:p>
          </table:table-cell>
          <table:table-cell table:style-name="ce5" table:number-columns-repeated="10"/>
          <table:table-cell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 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formula="of:=COM.MICROSOFT.CONCAT([.H37];&quot;: &quot;; [.J37]; &quot; By &quot;; [.L37])" office:value-type="string" office:string-value="DI01000091:  Fundamentals of Information and Communication Technology By Mr. S P Joshiara" calcext:value-type="string">
            <text:p>DI01000091:  Fundamentals of Information and Communication Technology By Mr. S P Joshiara</text:p>
          </table:table-cell>
          <table:table-cell table:style-name="ce5" table:number-columns-repeated="10"/>
          <table:table-cell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 Web Development Practice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formula="of:=COM.MICROSOFT.CONCAT([.H38];&quot;: &quot;; [.J38]; &quot; By &quot;; [.L38])" office:value-type="string" office:string-value="DI01032011:  Web Development Practice By Ms. M K Pedhadiya" calcext:value-type="string">
            <text:p>DI01032011:  Web Development Practice By Ms. M K Pedhadiya</text:p>
          </table:table-cell>
          <table:table-cell table:style-name="ce5" table:number-columns-repeated="10"/>
          <table:table-cell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 Web Development Practice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formula="of:=COM.MICROSOFT.CONCAT([.H39];&quot;: &quot;; [.J39]; &quot; By &quot;; [.L39])" office:value-type="string" office:string-value="DI01032011:  Web Development Practice By Mr. R C Parmar" calcext:value-type="string">
            <text:p>DI01032011:  Web Development Practice By Mr. R C Parmar</text:p>
          </table:table-cell>
          <table:table-cell table:style-name="ce5" table:number-columns-repeated="10"/>
          <table:table-cell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 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formula="of:=COM.MICROSOFT.CONCAT([.H40];&quot;: &quot;; [.J40]; &quot; By &quot;; [.L40])" office:value-type="string" office:string-value="1333201:  Communication Engineering By Mr. S J Chauhan" calcext:value-type="string">
            <text:p>1333201:  Communication Engineering By Mr. S J Chauhan</text:p>
          </table:table-cell>
          <table:table-cell table:style-name="ce4" table:number-columns-repeated="11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 Microprocessor &amp; Microcontroller Systems</text:p>
          </table:table-cell>
          <table:table-cell office:value-type="string" calcext:value-type="string">
            <text:p>NJC</text:p>
          </table:table-cell>
          <table:table-cell table:style-name="Default" office:value-type="string" calcext:value-type="string">
            <text:p>Mr. N J Chauhan</text:p>
          </table:table-cell>
          <table:table-cell table:formula="of:=COM.MICROSOFT.CONCAT([.H41];&quot;: &quot;; [.J41]; &quot; By &quot;; [.L41])" office:value-type="string" office:string-value="1333202:  Microprocessor &amp; Microcontroller Systems By Mr. N J Chauhan" calcext:value-type="string">
            <text:p>1333202:  Microprocessor &amp; Microcontroller Systems By Mr. N J Chauhan</text:p>
          </table:table-cell>
          <table:table-cell table:style-name="ce3"/>
          <table:table-cell table:style-name="ce5" table:number-columns-repeated="10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 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formula="of:=COM.MICROSOFT.CONCAT([.H42];&quot;: &quot;; [.J42]; &quot; By &quot;; [.L42])" office:value-type="string" office:string-value="1333203:  Data Structure and Application By Mr. M J Dabgar" calcext:value-type="string">
            <text:p>1333203:  Data Structure and Application By Mr. M J Dabgar</text:p>
          </table:table-cell>
          <table:table-cell table:style-name="ce3"/>
          <table:table-cell table:style-name="ce5" table:number-columns-repeated="10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 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formula="of:=COM.MICROSOFT.CONCAT([.H43];&quot;: &quot;; [.J43]; &quot; By &quot;; [.L43])" office:value-type="string" office:string-value="1333204:  Database Management System By Ms. M K Pedhadiya" calcext:value-type="string">
            <text:p>1333204:  Database Management System By Ms. M K Pedhadiya</text:p>
          </table:table-cell>
          <table:table-cell table:style-name="ce3"/>
          <table:table-cell table:style-name="ce5" table:number-columns-repeated="10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 Operating System Administration</text:p>
          </table:table-cell>
          <table:table-cell office:value-type="string" calcext:value-type="string">
            <text:p>LKP</text:p>
          </table:table-cell>
          <table:table-cell table:style-name="Default" office:value-type="string" calcext:value-type="string">
            <text:p>Mr. L K Patel</text:p>
          </table:table-cell>
          <table:table-cell table:formula="of:=COM.MICROSOFT.CONCAT([.H44];&quot;: &quot;; [.J44]; &quot; By &quot;; [.L44])" office:value-type="string" office:string-value="1333205:  Operating System Administration By Mr. L K Patel" calcext:value-type="string">
            <text:p>1333205:  Operating System Administration By Mr. L K Patel</text:p>
          </table:table-cell>
          <table:table-cell table:style-name="ce3"/>
          <table:table-cell table:style-name="ce5" table:number-columns-repeated="10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 Entrepreneurship and Start-ups</text:p>
          </table:table-cell>
          <table:table-cell office:value-type="string" calcext:value-type="string">
            <text:p>NVO</text:p>
          </table:table-cell>
          <table:table-cell table:style-name="Default" office:value-type="string" calcext:value-type="string">
            <text:p>Mr. N V Oza</text:p>
          </table:table-cell>
          <table:table-cell table:formula="of:=COM.MICROSOFT.CONCAT([.H45];&quot;: &quot;; [.J45]; &quot; By &quot;; [.L45])" office:value-type="string" office:string-value="4300021:  Entrepreneurship and Start-ups By Mr. N V Oza" calcext:value-type="string">
            <text:p>4300021:  Entrepreneurship and Start-ups By Mr. N V Oza</text:p>
          </table:table-cell>
          <table:table-cell table:number-columns-repeated="11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 Entrepreneurship and Start-ups</text:p>
          </table:table-cell>
          <table:table-cell office:value-type="string" calcext:value-type="string">
            <text:p>DHD</text:p>
          </table:table-cell>
          <table:table-cell table:style-name="Default" office:value-type="string" calcext:value-type="string">
            <text:p>Mr. D H Desai</text:p>
          </table:table-cell>
          <table:table-cell table:formula="of:=COM.MICROSOFT.CONCAT([.H46];&quot;: &quot;; [.J46]; &quot; By &quot;; [.L46])" office:value-type="string" office:string-value="4300021:  Entrepreneurship and Start-ups By Mr. D H Desai" calcext:value-type="string">
            <text:p>4300021:  Entrepreneurship and Start-ups By Mr. D H Desai</text:p>
          </table:table-cell>
          <table:table-cell table:number-columns-repeated="11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 Entrepreneurship and Start-ups</text:p>
          </table:table-cell>
          <table:table-cell office:value-type="string" calcext:value-type="string">
            <text:p>MRZ</text:p>
          </table:table-cell>
          <table:table-cell table:style-name="Default" office:value-type="string" calcext:value-type="string">
            <text:p>Mr. M R Zala</text:p>
          </table:table-cell>
          <table:table-cell table:formula="of:=COM.MICROSOFT.CONCAT([.H47];&quot;: &quot;; [.J47]; &quot; By &quot;; [.L47])" office:value-type="string" office:string-value="4300021:  Entrepreneurship and Start-ups By Mr. M R Zala" calcext:value-type="string">
            <text:p>4300021:  Entrepreneurship and Start-ups By Mr. M R Zala</text:p>
          </table:table-cell>
          <table:table-cell table:number-columns-repeated="11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53201</text:p>
          </table:table-cell>
          <table:table-cell office:value-type="string" calcext:value-type="string">
            <text:p>WSN</text:p>
          </table:table-cell>
          <table:table-cell office:value-type="string" calcext:value-type="string">
            <text:p> Wireless Sensor Networks and IoT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formula="of:=COM.MICROSOFT.CONCAT([.H48];&quot;: &quot;; [.J48]; &quot; By &quot;; [.L48])" office:value-type="string" office:string-value="4353201:  Wireless Sensor Networks and IoT By Mr. N J Chauhan" calcext:value-type="string">
            <text:p>4353201:  Wireless Sensor Networks and IoT By Mr. N J Chauhan</text:p>
          </table:table-cell>
          <table:table-cell table:number-columns-repeated="11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5320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 Software Engineering</text:p>
          </table:table-cell>
          <table:table-cell office:value-type="string" calcext:value-type="string">
            <text:p>LKP</text:p>
          </table:table-cell>
          <table:table-cell table:style-name="Default" office:value-type="string" calcext:value-type="string">
            <text:p>Mr. L K Patel</text:p>
          </table:table-cell>
          <table:table-cell table:formula="of:=COM.MICROSOFT.CONCAT([.H49];&quot;: &quot;; [.J49]; &quot; By &quot;; [.L49])" office:value-type="string" office:string-value="4353202:  Software Engineering By Mr. L K Patel" calcext:value-type="string">
            <text:p>4353202:  Software Engineering By Mr. L K Patel</text:p>
          </table:table-cell>
          <table:table-cell table:number-columns-repeated="11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5320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 Software Engineering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formula="of:=COM.MICROSOFT.CONCAT([.H50];&quot;: &quot;; [.J50]; &quot; By &quot;; [.L50])" office:value-type="string" office:string-value="4353202:  Software Engineering By Mr. R C Parmar" calcext:value-type="string">
            <text:p>4353202:  Software Engineering By Mr. R C Parmar</text:p>
          </table:table-cell>
          <table:table-cell table:number-columns-repeated="11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53203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 Mobile Application Development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formula="of:=COM.MICROSOFT.CONCAT([.H51];&quot;: &quot;; [.J51]; &quot; By &quot;; [.L51])" office:value-type="string" office:string-value="4353203:  Mobile Application Development By Mr. M J Dabgar" calcext:value-type="string">
            <text:p>4353203:  Mobile Application Development By Mr. M J Dabgar</text:p>
          </table:table-cell>
          <table:table-cell table:number-columns-repeated="11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53204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 Cyber Security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formula="of:=COM.MICROSOFT.CONCAT([.H52];&quot;: &quot;; [.J52]; &quot; By &quot;; [.L52])" office:value-type="string" office:string-value="4353204:  Cyber Security By Mr. M J Dabgar" calcext:value-type="string">
            <text:p>4353204:  Cyber Security By Mr. M J Dabgar</text:p>
          </table:table-cell>
          <table:table-cell table:number-columns-repeated="11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53206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 VLSI Technology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formula="of:=COM.MICROSOFT.CONCAT([.H53];&quot;: &quot;; [.J53]; &quot; By &quot;; [.L53])" office:value-type="string" office:string-value="4353206:  VLSI Technology By Ms. M K Pedhadiya" calcext:value-type="string">
            <text:p>4353206:  VLSI Technology By Ms. M K Pedhadiya</text:p>
          </table:table-cell>
          <table:table-cell table:number-columns-repeated="11"/>
        </table:table-row>
      </table:table>
      <table:table table:name="Sheet2" table:style-name="ta1">
        <table:table-column table:style-name="co6" table:default-cell-style-name="Default"/>
        <table:table-column table:style-name="co12" table:default-cell-style-name="Default"/>
        <table:table-column table:style-name="co6" table:number-columns-repeated="10" table:default-cell-style-name="Default"/>
        <table:table-row table:style-name="ro2">
          <table:table-cell table:number-columns-spanned="2" table:number-rows-spanned="1"/>
          <table:covered-table-cell/>
          <table:table-cell table:number-columns-repeated="3"/>
          <table:table-cell table:number-columns-spanned="6" table:number-rows-spanned="1"/>
          <table:covered-table-cell table:number-columns-repeated="5"/>
          <table:table-cell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office:value-type="string" calcext:value-type="string" table:number-columns-spanned="10" table:number-rows-spanned="1">
            <text:p>Has the Teacher covered entire Syllabus as prescribed by University/ College/ Board?</text:p>
          </table:table-cell>
          <table:covered-table-cell table:number-columns-repeated="9"/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 table:number-columns-spanned="10" table:number-rows-spanned="1">
            <text:p>Has the Teacher covered relevant topics beyond syllabus</text:p>
          </table:table-cell>
          <table:covered-table-cell table:number-columns-repeated="9"/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 table:number-columns-spanned="10" table:number-rows-spanned="1">
            <text:p>Effectiveness of Teacher in terms of :</text:p>
          </table:table-cell>
          <table:covered-table-cell table:number-columns-repeated="9"/>
          <table:table-cell/>
        </table:table-row>
        <table:table-row table:style-name="ro2">
          <table:table-cell/>
          <table:table-cell office:value-type="string" calcext:value-type="string" table:number-columns-spanned="11" table:number-rows-spanned="1">
            <text:p>(a) Technical content/course content</text:p>
          </table:table-cell>
          <table:covered-table-cell table:number-columns-repeated="10"/>
        </table:table-row>
        <table:table-row table:style-name="ro2">
          <table:table-cell/>
          <table:table-cell office:value-type="string" calcext:value-type="string" table:number-columns-spanned="11" table:number-rows-spanned="1">
            <text:p>(b) Communication skills</text:p>
          </table:table-cell>
          <table:covered-table-cell table:number-columns-repeated="10"/>
        </table:table-row>
        <table:table-row table:style-name="ro2">
          <table:table-cell/>
          <table:table-cell office:value-type="string" calcext:value-type="string" table:number-columns-spanned="11" table:number-rows-spanned="1">
            <text:p>(c) Use of teaching aids</text:p>
          </table:table-cell>
          <table:covered-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 table:number-columns-spanned="10" table:number-rows-spanned="1">
            <text:p>Pace on which contents were covered</text:p>
          </table:table-cell>
          <table:covered-table-cell table:number-columns-repeated="9"/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 table:number-columns-spanned="10" table:number-rows-spanned="1">
            <text:p>Motivation and inspiration for students to learn</text:p>
          </table:table-cell>
          <table:covered-table-cell table:number-columns-repeated="9"/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 table:number-columns-spanned="10" table:number-rows-spanned="1">
            <text:p>Support for the development of Students’ skill</text:p>
          </table:table-cell>
          <table:covered-table-cell table:number-columns-repeated="9"/>
          <table:table-cell/>
        </table:table-row>
        <table:table-row table:style-name="ro2">
          <table:table-cell/>
          <table:table-cell office:value-type="string" calcext:value-type="string" table:number-columns-spanned="11" table:number-rows-spanned="1">
            <text:p>(a) Practical demonstration</text:p>
          </table:table-cell>
          <table:covered-table-cell table:number-columns-repeated="10"/>
        </table:table-row>
        <table:table-row table:style-name="ro2">
          <table:table-cell/>
          <table:table-cell office:value-type="string" calcext:value-type="string">
            <text:p>(b) Hands on training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larity of expectations of students</text:p>
          </table:table-cell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eedback provided on Students’ progress</text:p>
          </table:table-cell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Willingness to offer help and advice to students.</text:p>
          </table:table-cell>
          <table:table-cell table:number-columns-repeated="10"/>
        </table:table-row>
        <table:table-row table:style-name="ro2">
          <table:table-cell table:number-columns-spanned="2" table:number-rows-spanned="1"/>
          <table:covered-table-cell/>
          <table:table-cell table:number-columns-repeated="10"/>
        </table:table-row>
        <table:table-row table:style-name="ro2" table:number-rows-repeated="1048555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-Bold" svg:font-family="Times-Bold" style:font-family-generic="swiss"/>
    <style:font-face style:name="Times-Roman" svg:font-family="Times-Roman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text>₹ </number:text>
      <number:number number:decimal-places="0" number:min-decimal-places="0" number:min-integer-digits="1" number:grouping="true"/>
    </number:number-style>
    <number:number-style style:name="N119">
      <number:text>₹ 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text>₹ </number:text>
      <number:number number:decimal-places="0" number:min-decimal-places="0" number:min-integer-digits="1" number:grouping="true"/>
    </number:number-style>
    <number:number-style style:name="N120">
      <style:text-properties fo:color="#ff0000"/>
      <number:text>₹ 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text>₹ </number:text>
      <number:number number:decimal-places="2" number:min-decimal-places="2" number:min-integer-digits="1" number:grouping="true"/>
    </number:number-style>
    <number:number-style style:name="N121">
      <number:text>₹ 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>₹ </number:text>
      <number:number number:decimal-places="2" number:min-decimal-places="2" number:min-integer-digits="1" number:grouping="true"/>
    </number:number-style>
    <number:number-style style:name="N122">
      <style:text-properties fo:color="#ff0000"/>
      <number:text>₹ 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27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27P2" style:volatile="true">
      <number:text loext:blank-width-char=" "> </number:text>
      <number:fill-character> </number:fill-character>
      <number:text loext:blank-width-char=" 1">- </number:text>
    </number:number-style>
    <number:text-style style:name="N127">
      <number:text loext:blank-width-char=" "> </number:text>
      <number:text-content/>
      <number:text loext:blank-width-char=" 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 "> ₹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28P1" style:volatile="true">
      <number:text loext:blank-width-char=" "> ₹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28P2" style:volatile="true">
      <number:text loext:blank-width-char=" "> ₹ </number:text>
      <number:fill-character> </number:fill-character>
      <number:text loext:blank-width-char=" 1">- </number:text>
    </number:number-style>
    <number:text-style style:name="N128">
      <number:text loext:blank-width-char=" "> </number:text>
      <number:text-content/>
      <number:text loext:blank-width-char=" 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29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29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29">
      <number:text loext:blank-width-char=" "> </number:text>
      <number:text-content/>
      <number:text loext:blank-width-char=" 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 "> ₹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30P1" style:volatile="true">
      <number:text loext:blank-width-char=" "> ₹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30P2" style:volatile="true">
      <number:text loext:blank-width-char=" "> ₹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30">
      <number:text loext:blank-width-char=" "> </number:text>
      <number:text-content/>
      <number:text loext:blank-width-char=" 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/00/0000</text:date>, <text:time style:data-style-name="N2" text:time-value="15:38:38.1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ven_5f_2024" style:display-name="PageStyle_Even_202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Even_5f_2024_20_1" style:display-name="PageStyle_Even_2024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Even_5f_2024_20_2" style:display-name="PageStyle_Even_2024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Even_5f_2024_20_3" style:display-name="PageStyle_Even_2024 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Even_5f_2024_20_4" style:display-name="PageStyle_Even_2024 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Even_5f_2024_20_5" style:display-name="PageStyle_Even_2024 5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Even_5f_2024_20_6" style:display-name="PageStyle_Even_2024 6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Even_5f_2024_20_7" style:display-name="PageStyle_Even_2024 7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Even_5f_2024_20_8" style:display-name="PageStyle_Even_2024 8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Even_5f_2024_20_9" style:display-name="PageStyle_Even_2024 9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Even_5f_2024_20_10" style:display-name="PageStyle_Even_2024 10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Even_5f_2024_20_11" style:display-name="PageStyle_Even_2024 1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4T14:05:59.359000000</meta:creation-date>
    <dc:date>2024-12-04T17:18:53.362000000</dc:date>
    <meta:editing-duration>PT2H40M48S</meta:editing-duration>
    <meta:editing-cycles>29</meta:editing-cycles>
    <meta:generator>LibreOffice/24.8.2.1$Windows_X86_64 LibreOffice_project/0f794b6e29741098670a3b95d60478a65d05ef13</meta:generator>
    <meta:document-statistic meta:table-count="2" meta:cell-count="659" meta:object-count="0"/>
  </office:meta>
</office:document-meta>
</file>